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svg:font-family="'Segoe U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53cm" svg:stroke-color="#000000" draw:fill="none" draw:textarea-vertical-align="top" draw:auto-grow-height="tru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solid" svg:stroke-width="0.018cm" svg:stroke-color="#000000" draw:stroke-linejoin="miter" svg:stroke-linecap="butt" draw:fill="none" draw:textarea-horizontal-align="center" draw:textarea-vertical-align="top" draw:auto-grow-height="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 style:family="graphic">
      <style:graphic-properties style:protect="size"/>
    </style:style>
    <style:style style:name="pr1" style:family="presentation" style:parent-style-name="Diapositiva_20_titolo-notes">
      <style:graphic-properties draw:fill-color="#ffffff" fo:min-height="13.364cm"/>
    </style:style>
    <style:style style:name="P1"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2"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3" style:family="paragraph">
      <loext:graphic-properties draw:fill="none"/>
      <style:paragraph-properties fo:text-align="center" style:writing-mode="lr-tb" style:font-independent-line-spacing="true"/>
      <style:text-properties fo:font-size="18pt"/>
    </style:style>
    <style:style style:name="P4" style:family="paragraph">
      <loext:graphic-properties draw:fill="none"/>
      <style:paragraph-properties fo:text-align="center"/>
      <style:text-properties fo:font-size="18pt"/>
    </style:style>
    <style:style style:name="P5" style:family="paragraph">
      <loext:graphic-properties draw:fill-color="#ffffff"/>
      <style:paragraph-properties style:writing-mode="lr-tb"/>
    </style:style>
    <style:style style:name="T1" style:family="text">
      <style:text-properties fo:font-variant="normal" fo:text-transform="none" fo:color="#000000" style:text-line-through-style="none" style:text-line-through-type="none" style:text-position="0% 100%" style:font-name="Calibri" fo:font-size="12pt" fo:letter-spacing="normal" fo:language="it" fo:country="IT" fo:font-style="normal" style:text-underline-style="none" fo:font-weight="bold" style:font-size-asian="12pt" style:font-style-asian="normal" style:font-weight-asian="bold" style:font-size-complex="12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 fo:font-size="10pt" fo:letter-spacing="normal" fo:language="it" fo:country="IT" fo:font-style="normal" style:text-underline-style="none" fo:font-weight="normal" style:font-size-asian="10pt" style:font-style-asian="normal" style:font-weight-asian="normal" style:font-size-complex="1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12pt" fo:letter-spacing="normal" fo:language="it" fo:country="I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Segoe U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93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475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a_20_titolo" presentation:presentation-page-layout-name="AL1T0">
        <draw:custom-shape draw:name="CasellaDiTesto 3" draw:style-name="gr1" draw:text-style-name="P3" draw:layer="layout" svg:width="4.15cm" svg:height="4.565cm" svg:x="1.201cm" svg:y="7.437cm">
          <text:p text:style-name="P1"><text:span text:style-name="T1">U</text:span><text:span text:style-name="T1">S</text:span><text:span text:style-name="T1">E</text:span><text:span text:style-name="T1">R</text:span></text:p>
          <text:list text:style-name="L2">
            <text:list-item>
              <text:p text:style-name="P2"><text:span text:style-name="T2">I</text:span><text:span text:style-name="T2">d</text:span><text:span text:style-name="T2"> </text:span><text:span text:style-name="T2">(</text:span><text:span text:style-name="T2">P</text:span><text:span text:style-name="T2">K</text:span><text:span text:style-name="T2">)</text:span></text:p>
            </text:list-item>
            <text:list-item>
              <text:p text:style-name="P2"><text:span text:style-name="T2">E</text:span><text:span text:style-name="T2">m</text:span><text:span text:style-name="T2">a</text:span><text:span text:style-name="T2">i</text:span><text:span text:style-name="T2">l</text:span></text:p>
            </text:list-item>
            <text:list-item>
              <text:p text:style-name="P2"><text:span text:style-name="T2">F</text:span><text:span text:style-name="T2">i</text:span><text:span text:style-name="T2">r</text:span><text:span text:style-name="T2">s</text:span><text:span text:style-name="T2">t</text:span><text:span text:style-name="T2">n</text:span><text:span text:style-name="T2">a</text:span><text:span text:style-name="T2">m</text:span><text:span text:style-name="T2">e</text:span></text:p>
            </text:list-item>
            <text:list-item>
              <text:p text:style-name="P2"><text:span text:style-name="T2">L</text:span><text:span text:style-name="T2">a</text:span><text:span text:style-name="T2">s</text:span><text:span text:style-name="T2">t</text:span><text:span text:style-name="T2">n</text:span><text:span text:style-name="T2">a</text:span><text:span text:style-name="T2">m</text:span><text:span text:style-name="T2">e</text:span></text:p>
            </text:list-item>
            <text:list-item>
              <text:p text:style-name="P2"><text:span text:style-name="T2">P</text:span><text:span text:style-name="T2">a</text:span><text:span text:style-name="T2">s</text:span><text:span text:style-name="T2">s</text:span><text:span text:style-name="T2">w</text:span><text:span text:style-name="T2">o</text:span><text:span text:style-name="T2">r</text:span><text:span text:style-name="T2">d</text:span></text:p>
            </text:list-item>
            <text:list-item>
              <text:p text:style-name="P2"><text:span text:style-name="T2">d</text:span><text:span text:style-name="T2">a</text:span><text:span text:style-name="T2">t</text:span><text:span text:style-name="T2">e</text:span><text:span text:style-name="T2">o</text:span><text:span text:style-name="T2">f</text:span><text:span text:style-name="T2">B</text:span><text:span text:style-name="T2">i</text:span><text:span text:style-name="T2">r</text:span><text:span text:style-name="T2">t</text:span><text:span text:style-name="T2">h</text:span></text:p>
            </text:list-item>
            <text:list-item>
              <text:p text:style-name="P2"><text:span text:style-name="T2">I</text:span><text:span text:style-name="T2">s</text:span><text:span text:style-name="T2">_</text:span><text:span text:style-name="T2">a</text:span><text:span text:style-name="T2">c</text:span><text:span text:style-name="T2">t</text:span><text:span text:style-name="T2">i</text:span><text:span text:style-name="T2">v</text:span><text:span text:style-name="T2">e</text:span><text:span text:style-name="T2"> </text:span></text:p>
            </text:list-item>
            <text:list-item>
              <text:p text:style-name="P2"><text:span text:style-name="T2">I</text:span><text:span text:style-name="T2">s</text:span><text:span text:style-name="T2">_</text:span><text:span text:style-name="T2">a</text:span><text:span text:style-name="T2">d</text:span><text:span text:style-name="T2">m</text:span><text:span text:style-name="T2">i</text:span><text:span text:style-name="T2">n</text:span></text:p>
            </text:list-item>
            <text:list-item>
              <text:p text:style-name="P2"><text:span text:style-name="T2">I</text:span><text:span text:style-name="T2">s</text:span><text:span text:style-name="T2">_</text:span><text:span text:style-name="T2">a</text:span><text:span text:style-name="T2">n</text:span><text:span text:style-name="T2">o</text:span><text:span text:style-name="T2">n</text:span><text:span text:style-name="T2">y</text:span><text:span text:style-name="T2">m</text:span><text:span text:style-name="T2">o</text:span><text:span text:style-name="T2">u</text:span><text:span text:style-name="T2">s</text:span><text:span text:style-name="T2">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5" draw:style-name="gr1" draw:text-style-name="P3" draw:layer="layout" svg:width="5.913cm" svg:height="6.255cm" svg:x="27.445cm" svg:y="6.775cm">
          <text:p text:style-name="P1"><text:span text:style-name="T1">RESTAURANT</text:span></text:p>
          <text:list text:style-name="L2">
            <text:list-item>
              <text:p text:style-name="P2"><text:span text:style-name="T2">Id (PK)</text:span></text:p>
            </text:list-item>
            <text:list-item>
              <text:p text:style-name="P2"><text:span text:style-name="T2">Owner_id (FK) //userID</text:span></text:p>
            </text:list-item>
            <text:list-item>
              <text:p text:style-name="P2"><text:span text:style-name="T2">name</text:span></text:p>
            </text:list-item>
            <text:list-item>
              <text:p text:style-name="P2"><text:span text:style-name="T2">likes</text:span></text:p>
            </text:list-item>
            <text:list-item>
              <text:p text:style-name="P2"><text:span text:style-name="T2">Lat</text:span></text:p>
            </text:list-item>
            <text:list-item>
              <text:p text:style-name="P2"><text:span text:style-name="T2">Lon</text:span></text:p>
            </text:list-item>
            <text:list-item>
              <text:p text:style-name="P2"><text:span text:style-name="T2">Phone</text:span></text:p>
            </text:list-item>
            <text:list-item>
              <text:p text:style-name="P2"><text:span text:style-name="T2">Capacity</text:span></text:p>
            </text:list-item>
            <text:list-item>
              <text:p text:style-name="P2"><text:span text:style-name="T2">Cuisine_type []</text:span></text:p>
            </text:list-item>
            <text:list-item>
              <text:p text:style-name="P2"><text:span text:style-name="T2">Prec_measures //string</text:span></text:p>
            </text:list-item>
            <text:list-item>
              <text:p text:style-name="P2"><text:span text:style-name="T2">Tot_reviews</text:span></text:p>
            </text:list-item>
            <text:list-item>
              <text:p text:style-name="P2"><text:span text:style-name="T2">Average_rating</text:span></text:p>
            </text:list-item>
            <text:list-item>
              <text:p text:style-name="P2"><text:span text:style-name="T2">average_time_of_sta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9" draw:style-name="gr1" draw:text-style-name="P3" draw:layer="layout" svg:width="4.862cm" svg:height="4.14cm" svg:x="12.699cm" svg:y="-0.641cm">
          <text:p text:style-name="P1"><text:span text:style-name="T1">RESERVATION</text:span></text:p>
          <text:list text:style-name="L2">
            <text:list-item>
              <text:p text:style-name="P2"><text:span text:style-name="T2">Id (PK)</text:span></text:p>
            </text:list-item>
            <text:list-item>
              <text:p text:style-name="P2"><text:span text:style-name="T2">Booker (FK) <text:s/></text:span><text:span text:style-name="T2">//UserID</text:span></text:p>
            </text:list-item>
            <text:list-item>
              <text:p text:style-name="P2"><text:span text:style-name="T2">Restaurant_id </text:span><text:span text:style-name="T2">(FK)</text:span></text:p>
            </text:list-item>
            <text:list-item>
              <text:p text:style-name="P2"><text:span text:style-name="T2">Table_id (FK)</text:span></text:p>
            </text:list-item>
            <text:list-item>
              <text:p text:style-name="P2"><text:span text:style-name="T2">Date</text:span></text:p>
            </text:list-item>
            <text:list-item>
              <text:p text:style-name="P2"><text:span text:style-name="T2">Hour</text:span></text:p>
            </text:list-item>
            <text:list-item>
              <text:p text:style-name="P2"><text:span text:style-name="T2">Cancell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25" draw:style-name="gr1" draw:text-style-name="P3" draw:layer="layout" svg:width="6.349cm" svg:height="2.448cm" svg:x="11.98cm" svg:y="13.006cm">
          <text:p text:style-name="P1"><text:span text:style-name="T1">LIK</text:span><text:span text:style-name="T1">E </text:span></text:p>
          <text:list text:style-name="L2">
            <text:list-item>
              <text:p text:style-name="P2"><text:span text:style-name="T2">L</text:span><text:span text:style-name="T2">i</text:span><text:span text:style-name="T2">k</text:span><text:span text:style-name="T2">e</text:span><text:span text:style-name="T2">r </text:span><text:span text:style-name="T2">(</text:span><text:span text:style-name="T2">F</text:span><text:span text:style-name="T2">K</text:span><text:span text:style-name="T2">) </text:span><text:span text:style-name="T2">/</text:span><text:span text:style-name="T2">/</text:span><text:span text:style-name="T2">U</text:span><text:span text:style-name="T2">s</text:span><text:span text:style-name="T2">e</text:span><text:span text:style-name="T2">r</text:span><text:span text:style-name="T2">I</text:span><text:span text:style-name="T2">D</text:span></text:p>
            </text:list-item>
            <text:list-item>
              <text:p text:style-name="P2"><text:span text:style-name="T2">R</text:span><text:span text:style-name="T2">e</text:span><text:span text:style-name="T2">s</text:span><text:span text:style-name="T2">t</text:span><text:span text:style-name="T2">a</text:span><text:span text:style-name="T2">u</text:span><text:span text:style-name="T2">r</text:span><text:span text:style-name="T2">a</text:span><text:span text:style-name="T2">n</text:span><text:span text:style-name="T2">t </text:span><text:span text:style-name="T2">(</text:span><text:span text:style-name="T2">F</text:span><text:span text:style-name="T2">K</text:span><text:span text:style-name="T2">) </text:span><text:span text:style-name="T2">/</text:span><text:span text:style-name="T2">/</text:span><text:span text:style-name="T2">r</text:span><text:span text:style-name="T2">e</text:span><text:span text:style-name="T2">s</text:span><text:span text:style-name="T2">t</text:span><text:span text:style-name="T2">a</text:span><text:span text:style-name="T2">u</text:span><text:span text:style-name="T2">r</text:span><text:span text:style-name="T2">a</text:span><text:span text:style-name="T2">n</text:span><text:span text:style-name="T2">t</text:span><text:span text:style-name="T2">I</text:span><text:span text:style-name="T2">D</text:span></text:p>
            </text:list-item>
          </text:list>
          <text:p text:style-name="P2"><text:span text:style-name="T2">- <text:s text:c="6"/></text:span><text:span text:style-name="T2">Mark</text:span><text:span text:style-name="T2">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39" draw:style-name="gr1" draw:text-style-name="P3" draw:layer="layout" svg:width="5.649cm" svg:height="3.296cm" svg:x="-9.348cm" svg:y="13.213cm">
          <text:p text:style-name="P1"><text:span text:style-name="T1">NOTI</text:span><text:span text:style-name="T1">FICA</text:span><text:span text:style-name="T1">TION</text:span></text:p>
          <text:list text:style-name="L2">
            <text:list-item>
              <text:p text:style-name="P2"><text:span text:style-name="T2">Us</text:span><text:span text:style-name="T2">er</text:span><text:span text:style-name="T2">_i</text:span><text:span text:style-name="T2">d </text:span><text:span text:style-name="T2">(F</text:span><text:span text:style-name="T2">K)</text:span></text:p>
            </text:list-item>
            <text:list-item>
              <text:p text:style-name="P2"><text:span text:style-name="T2">M</text:span><text:span text:style-name="T2">es</text:span><text:span text:style-name="T2">sa</text:span><text:span text:style-name="T2">ge</text:span></text:p>
            </text:list-item>
            <text:list-item>
              <text:p text:style-name="P2"><text:span text:style-name="T2">Pe</text:span><text:span text:style-name="T2">nd</text:span><text:span text:style-name="T2">in</text:span><text:span text:style-name="T2">g</text:span></text:p>
            </text:list-item>
            <text:list-item>
              <text:p text:style-name="P2"><text:span text:style-name="T2">Ty</text:span><text:span text:style-name="T2">pe </text:span><text:span text:style-name="T2">(E</text:span><text:span text:style-name="T2">m</text:span><text:span text:style-name="T2">ail</text:span><text:span text:style-name="T2">, </text:span><text:span text:style-name="T2">ap</text:span><text:span text:style-name="T2">p)</text:span></text:p>
            </text:list-item>
            <text:list-item>
              <text:p text:style-name="P2"><text:span text:style-name="T2">D</text:span><text:span text:style-name="T2">at</text:span><text:span text:style-name="T2">e</text:span></text:p>
            </text:list-item>
          </text:list>
          <text:p text:style-name="P2"><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7" draw:style-name="gr1" draw:text-style-name="P3" draw:layer="layout" svg:width="4.874cm" svg:height="2.027cm" svg:x="12.608cm" svg:y="4.831cm">
          <text:p text:style-name="P1"><text:span text:style-name="T1">SEA</text:span><text:span text:style-name="T1">T</text:span></text:p>
          <text:list text:style-name="L2">
            <text:list-item>
              <text:p text:style-name="P2"><text:span text:style-name="T2">R</text:span><text:span text:style-name="T2">e</text:span><text:span text:style-name="T2">s</text:span><text:span text:style-name="T2">e</text:span><text:span text:style-name="T2">r</text:span><text:span text:style-name="T2">v</text:span><text:span text:style-name="T2">a</text:span><text:span text:style-name="T2">t</text:span><text:span text:style-name="T2">i</text:span><text:span text:style-name="T2">o</text:span><text:span text:style-name="T2">n</text:span><text:span text:style-name="T2">_</text:span><text:span text:style-name="T2">i</text:span><text:span text:style-name="T2">d</text:span><text:span text:style-name="T2"> </text:span><text:span text:style-name="T2">(</text:span><text:span text:style-name="T2">F</text:span><text:span text:style-name="T2">K</text:span><text:span text:style-name="T2">)</text:span></text:p>
            </text:list-item>
            <text:list-item>
              <text:p text:style-name="P2"><text:span text:style-name="T2">e</text:span><text:span text:style-name="T2">m</text:span><text:span text:style-name="T2">a</text:span><text:span text:style-name="T2">i</text:span><text:span text:style-name="T2">l</text:span></text:p>
            </text:list-item>
            <text:list-item>
              <text:p text:style-name="P2"><text:span text:style-name="T2">C</text:span><text:span text:style-name="T2">o</text:span><text:span text:style-name="T2">n</text:span><text:span text:style-name="T2">f</text:span><text:span text:style-name="T2">i</text:span><text:span text:style-name="T2">r</text:span><text:span text:style-name="T2">m</text:span><text:span text:style-name="T2">e</text:span><text:span text:style-name="T2">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1" draw:style-name="gr1" draw:text-style-name="P3" draw:layer="layout" svg:width="6.268cm" svg:height="3.719cm" svg:x="12.065cm" svg:y="16.915cm">
          <text:p text:style-name="P1"><text:span text:style-name="T1">R</text:span><text:span text:style-name="T1">E</text:span><text:span text:style-name="T1">V</text:span><text:span text:style-name="T1">I</text:span><text:span text:style-name="T1">E</text:span><text:span text:style-name="T1">W</text:span><text:span text:style-name="T1"> </text:span></text:p>
          <text:list text:style-name="L2">
            <text:list-item>
              <text:p text:style-name="P2"><text:span text:style-name="T2">r</text:span><text:span text:style-name="T2">e</text:span><text:span text:style-name="T2">v</text:span><text:span text:style-name="T2">i</text:span><text:span text:style-name="T2">e</text:span><text:span text:style-name="T2">w</text:span><text:span text:style-name="T2">e</text:span><text:span text:style-name="T2">r</text:span><text:span text:style-name="T2"> </text:span><text:span text:style-name="T2">(</text:span><text:span text:style-name="T2">F</text:span><text:span text:style-name="T2">K</text:span><text:span text:style-name="T2">)</text:span><text:span text:style-name="T2"> </text:span><text:span text:style-name="T2">/</text:span><text:span text:style-name="T2">/</text:span><text:span text:style-name="T2">U</text:span><text:span text:style-name="T2">s</text:span><text:span text:style-name="T2">e</text:span><text:span text:style-name="T2">r</text:span><text:span text:style-name="T2">I</text:span><text:span text:style-name="T2">D</text:span></text:p>
            </text:list-item>
            <text:list-item>
              <text:p text:style-name="P2"><text:span text:style-name="T2">R</text:span><text:span text:style-name="T2">e</text:span><text:span text:style-name="T2">s</text:span><text:span text:style-name="T2">t</text:span><text:span text:style-name="T2">a</text:span><text:span text:style-name="T2">u</text:span><text:span text:style-name="T2">r</text:span><text:span text:style-name="T2">a</text:span><text:span text:style-name="T2">n</text:span><text:span text:style-name="T2">t</text:span><text:span text:style-name="T2"> </text:span><text:span text:style-name="T2">(</text:span><text:span text:style-name="T2">F</text:span><text:span text:style-name="T2">K</text:span><text:span text:style-name="T2">)</text:span><text:span text:style-name="T2"> </text:span><text:span text:style-name="T2">/</text:span><text:span text:style-name="T2">/</text:span><text:span text:style-name="T2">r</text:span><text:span text:style-name="T2">e</text:span><text:span text:style-name="T2">s</text:span><text:span text:style-name="T2">t</text:span><text:span text:style-name="T2">a</text:span><text:span text:style-name="T2">u</text:span><text:span text:style-name="T2">r</text:span><text:span text:style-name="T2">a</text:span><text:span text:style-name="T2">n</text:span><text:span text:style-name="T2">t</text:span><text:span text:style-name="T2">I</text:span><text:span text:style-name="T2">D</text:span></text:p>
            </text:list-item>
            <text:list-item>
              <text:p text:style-name="P2"><text:span text:style-name="T2">M</text:span><text:span text:style-name="T2">a</text:span><text:span text:style-name="T2">r</text:span><text:span text:style-name="T2">k</text:span><text:span text:style-name="T2">e</text:span><text:span text:style-name="T2">d</text:span></text:p>
            </text:list-item>
            <text:list-item>
              <text:p text:style-name="P2"><text:span text:style-name="T2">R</text:span><text:span text:style-name="T2">a</text:span><text:span text:style-name="T2">t</text:span><text:span text:style-name="T2">i</text:span><text:span text:style-name="T2">n</text:span><text:span text:style-name="T2">g</text:span></text:p>
            </text:list-item>
            <text:list-item>
              <text:p text:style-name="P2"><text:span text:style-name="T2">C</text:span><text:span text:style-name="T2">o</text:span><text:span text:style-name="T2">m</text:span><text:span text:style-name="T2">m</text:span><text:span text:style-name="T2">e</text:span><text:span text:style-name="T2">n</text:span><text:span text:style-name="T2">t</text:span></text:p>
            </text:list-item>
            <text:list-item>
              <text:p text:style-name="P2"><text:span text:style-name="T2">D</text:span><text:span text:style-name="T2">a</text:span><text:span text:style-name="T2">t</text:span><text:span text:style-name="T2">e</text:span><text:span text:style-name="T2">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7" draw:style-name="gr1" draw:text-style-name="P3" draw:layer="layout" svg:width="6.357cm" svg:height="3.296cm" svg:x="38.343cm" svg:y="10.948cm">
          <text:p text:style-name="P1"><text:span text:style-name="T1">D</text:span><text:span text:style-name="T1">I</text:span><text:span text:style-name="T1">S</text:span><text:span text:style-name="T1">H</text:span><text:span text:style-name="T1">E</text:span><text:span text:style-name="T1">S</text:span></text:p>
          <text:list text:style-name="L2">
            <text:list-item>
              <text:p text:style-name="P2"><text:span text:style-name="T2">I</text:span><text:span text:style-name="T2">d</text:span><text:span text:style-name="T2"> </text:span><text:span text:style-name="T2">(</text:span><text:span text:style-name="T2">P</text:span><text:span text:style-name="T2">K</text:span><text:span text:style-name="T2">)</text:span></text:p>
            </text:list-item>
            <text:list-item>
              <text:p text:style-name="P2"><text:span text:style-name="T2">R</text:span><text:span text:style-name="T2">e</text:span><text:span text:style-name="T2">s</text:span><text:span text:style-name="T2">t</text:span><text:span text:style-name="T2">a</text:span><text:span text:style-name="T2">u</text:span><text:span text:style-name="T2">r</text:span><text:span text:style-name="T2">a</text:span><text:span text:style-name="T2">n</text:span><text:span text:style-name="T2">t</text:span><text:span text:style-name="T2"> </text:span><text:span text:style-name="T2">(</text:span><text:span text:style-name="T2">F</text:span><text:span text:style-name="T2">K</text:span><text:span text:style-name="T2">)</text:span><text:span text:style-name="T2"> </text:span><text:span text:style-name="T2">/</text:span><text:span text:style-name="T2">/</text:span><text:span text:style-name="T2">r</text:span><text:span text:style-name="T2">e</text:span><text:span text:style-name="T2">s</text:span><text:span text:style-name="T2">t</text:span><text:span text:style-name="T2">a</text:span><text:span text:style-name="T2">u</text:span><text:span text:style-name="T2">r</text:span><text:span text:style-name="T2">a</text:span><text:span text:style-name="T2">n</text:span><text:span text:style-name="T2">t</text:span><text:span text:style-name="T2">I</text:span><text:span text:style-name="T2">D</text:span></text:p>
            </text:list-item>
            <text:list-item>
              <text:p text:style-name="P2"><text:span text:style-name="T2">p</text:span><text:span text:style-name="T2">r</text:span><text:span text:style-name="T2">i</text:span><text:span text:style-name="T2">c</text:span><text:span text:style-name="T2">e</text:span></text:p>
            </text:list-item>
            <text:list-item>
              <text:p text:style-name="P2"><text:span text:style-name="T2">N</text:span><text:span text:style-name="T2">a</text:span><text:span text:style-name="T2">m</text:span><text:span text:style-name="T2">e</text:span></text:p>
            </text:list-item>
            <text:list-item>
              <text:p text:style-name="P2"><text:span text:style-name="T2">I</text:span><text:span text:style-name="T2">n</text:span><text:span text:style-name="T2">g</text:span><text:span text:style-name="T2">r</text:span><text:span text:style-name="T2">e</text:span><text:span text:style-name="T2">d</text:span><text:span text:style-name="T2">i</text:span><text:span text:style-name="T2">e</text:span><text:span text:style-name="T2">n</text:span><text:span text:style-name="T2">t</text:span><text:span text:style-name="T2">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01" draw:style-name="gr1" draw:text-style-name="P3" draw:layer="layout" svg:width="6.357cm" svg:height="2.871cm" svg:x="38.373cm" svg:y="5.199cm">
          <text:p text:style-name="P1"><text:span text:style-name="T1">PHOTO</text:span></text:p>
          <text:list text:style-name="L2">
            <text:list-item>
              <text:p text:style-name="P2"><text:span text:style-name="T2">Id (PK)</text:span></text:p>
            </text:list-item>
            <text:list-item>
              <text:p text:style-name="P2"><text:span text:style-name="T2">Restaurant (FK) </text:span><text:span text:style-name="T2">//restaurantID</text:span></text:p>
            </text:list-item>
            <text:list-item>
              <text:p text:style-name="P2"><text:span text:style-name="T2">Path</text:span></text:p>
            </text:list-item>
            <text:list-item>
              <text:p text:style-name="P2"><text:span text:style-name="T2">Description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4" draw:style-name="gr1" draw:text-style-name="P3" draw:layer="layout" svg:width="5.7cm" svg:height="2.871cm" svg:x="-9.389cm" svg:y="8.675cm">
          <text:p text:style-name="P1"><text:span text:style-name="T1">QUARANTINE</text:span></text:p>
          <text:list text:style-name="L2">
            <text:list-item>
              <text:p text:style-name="P2"><text:span text:style-name="T2">User_id (FK)</text:span></text:p>
            </text:list-item>
            <text:list-item>
              <text:p text:style-name="P2"><text:span text:style-name="T2">Start_date</text:span></text:p>
            </text:list-item>
            <text:list-item>
              <text:p text:style-name="P2"><text:span text:style-name="T2">End_date </text:span></text:p>
            </text:list-item>
            <text:list-item>
              <text:p text:style-name="P2"><text:span text:style-name="T2">in_observation (true = can’t book)</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64" draw:style-name="gr1" draw:text-style-name="P3" draw:layer="layout" svg:width="5.527cm" svg:height="2.45cm" svg:x="27.638cm" svg:y="-0.212cm">
          <text:p text:style-name="P1"><text:span text:style-name="T1">TABLE</text:span></text:p>
          <text:list text:style-name="L2">
            <text:list-item>
              <text:p text:style-name="P2"><text:span text:style-name="T2">Id (PK)</text:span></text:p>
            </text:list-item>
            <text:list-item>
              <text:p text:style-name="P2"><text:span text:style-name="T2">Restaurant_id (FK)</text:span></text:p>
            </text:list-item>
            <text:list-item>
              <text:p text:style-name="P2"><text:span text:style-name="T2">name</text:span></text:p>
            </text:list-item>
            <text:list-item>
              <text:p text:style-name="P2"><text:span text:style-name="T2">Capacit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ttore diritto 167" draw:style-name="gr2" draw:text-style-name="P4" draw:layer="layout" svg:x1="-3.688cm" svg:y1="10.285cm" svg:x2="1.2cm" svg:y2="9.958cm">
          <text:p/>
        </draw:line>
        <draw:line draw:name="Connettore diritto 169" draw:style-name="gr2" draw:text-style-name="P4" draw:layer="layout" svg:x1="-3.697cm" svg:y1="14.88cm" svg:x2="1.2cm" svg:y2="9.958cm">
          <text:p/>
        </draw:line>
        <draw:line draw:name="Connettore diritto 174" draw:style-name="gr2" draw:text-style-name="P4" draw:layer="layout" svg:x1="5.352cm" svg:y1="9.958cm" svg:x2="11.98cm" svg:y2="14.459cm">
          <text:p/>
        </draw:line>
        <draw:line draw:name="Connettore diritto 176" draw:style-name="gr2" draw:text-style-name="P4" draw:layer="layout" svg:x1="5.352cm" svg:y1="9.958cm" svg:x2="12.065cm" svg:y2="18.796cm">
          <text:p/>
        </draw:line>
        <draw:line draw:name="Connettore diritto 177" draw:style-name="gr2" draw:text-style-name="P4" draw:layer="layout" svg:x1="15.13cm" svg:y1="3.12cm" svg:x2="15.046cm" svg:y2="4.83cm">
          <text:p/>
        </draw:line>
        <draw:line draw:name="Connettore diritto 191" draw:style-name="gr2" draw:text-style-name="P4" draw:layer="layout" svg:x1="5.352cm" svg:y1="9.958cm" svg:x2="12.699cm" svg:y2="1.239cm">
          <text:p/>
        </draw:line>
        <draw:line draw:name="Connettore diritto 196" draw:style-name="gr2" draw:text-style-name="P4" draw:layer="layout" svg:x1="17.562cm" svg:y1="1.239cm" svg:x2="27.445cm" svg:y2="9.724cm">
          <text:p/>
        </draw:line>
        <draw:line draw:name="Connettore diritto 197" draw:style-name="gr2" draw:text-style-name="P4" draw:layer="layout" svg:x1="18.33cm" svg:y1="14.459cm" svg:x2="27.445cm" svg:y2="9.724cm">
          <text:p/>
        </draw:line>
        <draw:line draw:name="Connettore diritto 198" draw:style-name="gr2" draw:text-style-name="P4" draw:layer="layout" svg:x1="18.334cm" svg:y1="18.796cm" svg:x2="27.445cm" svg:y2="9.724cm">
          <text:p/>
        </draw:line>
        <draw:line draw:name="Connettore diritto 199" draw:style-name="gr2" draw:text-style-name="P4" draw:layer="layout" svg:x1="17.562cm" svg:y1="1.239cm" svg:x2="27.637cm" svg:y2="1.027cm">
          <text:p/>
        </draw:line>
        <draw:line draw:name="Connettore diritto 221" draw:style-name="gr2" draw:text-style-name="P4" draw:layer="layout" svg:x1="30.401cm" svg:y1="2.267cm" svg:x2="30.401cm" svg:y2="6.774cm">
          <text:p/>
        </draw:line>
        <draw:line draw:name="Connettore diritto 224" draw:style-name="gr2" draw:text-style-name="P4" draw:layer="layout" svg:x1="38.372cm" svg:y1="6.438cm" svg:x2="33.358cm" svg:y2="9.724cm">
          <text:p/>
        </draw:line>
        <draw:line draw:name="Connettore diritto 227" draw:style-name="gr2" draw:text-style-name="P4" draw:layer="layout" svg:x1="38.343cm" svg:y1="12.615cm" svg:x2="33.358cm" svg:y2="9.724cm">
          <text:p/>
        </draw:line>
        <draw:custom-shape draw:name="CasellaDiTesto 254" draw:style-name="gr3" draw:text-style-name="P3" draw:layer="layout" svg:width="1.478cm" svg:height="0.758cm" svg:x="-1.865cm" svg:y="9.292cm">
          <text:p text:style-name="P2"><text:span text:style-name="T3">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258" draw:style-name="gr3" draw:text-style-name="P3" draw:layer="layout" svg:width="1.478cm" svg:height="0.758cm" draw:transform="rotate (0.811403569252164) translate (-2.197cm 12.493cm)">
          <text:p text:style-name="P2"><text:span text:style-name="T3">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260" draw:style-name="gr3" draw:text-style-name="P3" draw:layer="layout" svg:width="1.478cm" svg:height="0.758cm" draw:transform="rotate (0.873013691847564) translate (8.559cm 4.889cm)">
          <text:p text:style-name="P2"><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262" draw:style-name="gr3" draw:text-style-name="P3" draw:layer="layout" svg:width="1.478cm" svg:height="1.772cm" svg:x="15.121cm" svg:y="3.02cm">
          <text:p text:style-name="P2"><text:span text:style-name="T3">1</text:span></text:p>
          <text:p text:style-name="P2"><text:span text:style-name="T3">:</text:span></text:p>
          <text:p text:style-name="P2"><text:span text:style-name="T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270" draw:style-name="gr3" draw:text-style-name="P3" draw:layer="layout" svg:width="1.478cm" svg:height="0.758cm" svg:x="22.158cm" svg:y="0.263cm">
          <text:p text:style-name="P2"><text:span text:style-name="T3">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272" draw:style-name="gr3" draw:text-style-name="P3" draw:layer="layout" svg:width="1.478cm" svg:height="0.758cm" draw:transform="rotate (-0.734434549239214) translate (22.708cm 4.566cm)">
          <text:p text:style-name="P2"><text:span text:style-name="T3">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274" draw:style-name="gr3" draw:text-style-name="P3" draw:layer="layout" svg:width="1.478cm" svg:height="1.772cm" svg:x="30.239cm" svg:y="3.617cm">
          <text:p text:style-name="P2"><text:span text:style-name="T3">N</text:span></text:p>
          <text:p text:style-name="P2"><text:span text:style-name="T3">:</text:span></text:p>
          <text:p text:style-name="P2"><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278" draw:style-name="gr3" draw:text-style-name="P3" draw:layer="layout" svg:width="1.478cm" svg:height="0.758cm" draw:transform="rotate (0.555712833834994) translate (34.868cm 7.95cm)">
          <text:p text:style-name="P2"><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280" draw:style-name="gr3" draw:text-style-name="P3" draw:layer="layout" svg:width="1.478cm" svg:height="0.758cm" draw:transform="rotate (-0.537037810838655) translate (35.689cm 10.36cm)">
          <text:p text:style-name="P2"><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282" draw:style-name="gr3" draw:text-style-name="P3" draw:layer="layout" svg:width="1.478cm" svg:height="0.758cm" draw:transform="rotate (-0.617672022280793) translate (8.735cm 11.459cm)">
          <text:p text:style-name="P2"><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284" draw:style-name="gr3" draw:text-style-name="P3" draw:layer="layout" svg:width="1.478cm" svg:height="0.758cm" draw:transform="rotate (-0.894306708721895) translate (8.791cm 13.537cm)">
          <text:p text:style-name="P2"><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286" draw:style-name="gr3" draw:text-style-name="P3" draw:layer="layout" svg:width="1.478cm" svg:height="0.758cm" draw:transform="rotate (0.494451777089994) translate (21.174cm 12.149cm)">
          <text:p text:style-name="P2"><text:span text:style-name="T3">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288" draw:style-name="gr3" draw:text-style-name="P3" draw:layer="layout" svg:width="1.478cm" svg:height="0.758cm" draw:transform="rotate (0.801280659590597) translate (21.608cm 14.752cm)">
          <text:p text:style-name="P2"><text:span text:style-name="T3">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 draw:style-name="gr3" draw:text-style-name="P3" draw:layer="layout" svg:width="8.905cm" svg:height="5.828cm" svg:x="-0.804cm" svg:y="0cm">
          <text:p text:style-name="P2"><text:span text:style-name="T3">Assunzioni:</text:span></text:p>
          <text:list text:style-name="L3">
            <text:list-item>
              <text:p text:style-name="P2"><text:span text:style-name="T3">Restaurant Owner can be a custumer (but he/she can’t do a review on his/her restaurant </text:span></text:p>
            </text:list-item>
            <text:list-item>
              <text:p text:style-name="P2"><text:span text:style-name="T4">If two or more infected people have eaten together more than one time, then for the count of the quarantine days, it must be considered the most recent day they have met each other</text:span></text:p>
            </text:list-item>
          </text:list>
          <text:p text:style-name="P2"><text:span text:style-name="T3"/></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ttore diritto 57" draw:style-name="gr2" draw:text-style-name="P4" draw:layer="layout" svg:x1="5.352cm" svg:y1="9.958cm" svg:x2="27.445cm" svg:y2="9.724cm">
          <text:p/>
        </draw:line>
        <draw:custom-shape draw:name="CasellaDiTesto 17" draw:style-name="gr3" draw:text-style-name="P3" draw:layer="layout" svg:width="1.478cm" svg:height="0.758cm" svg:x="15.105cm" svg:y="9.188cm">
          <text:p text:style-name="P2"><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22" draw:style-name="gr1" draw:text-style-name="P3" draw:layer="layout" svg:width="9.973cm" svg:height="2.45cm" svg:x="25.415cm" svg:y="16.812cm">
          <text:p text:style-name="P1"><text:span text:style-name="T1">WORKING_DAY</text:span></text:p>
          <text:list text:style-name="L2">
            <text:list-item>
              <text:p text:style-name="P2"><text:span text:style-name="T2">Id (PK)</text:span></text:p>
            </text:list-item>
            <text:list-item>
              <text:p text:style-name="P2"><text:span text:style-name="T2">restaurant_id (FK) //restaurantID</text:span></text:p>
            </text:list-item>
            <text:list-item>
              <text:p text:style-name="P2"><text:span text:style-name="T2">Work_shifts [(12:00,14:59), (19:00,22:59)]</text:span></text:p>
            </text:list-item>
            <text:list-item>
              <text:p text:style-name="P2"><text:span text:style-name="T2">da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ttore diritto 76" draw:style-name="gr2" draw:text-style-name="P4" draw:layer="layout" svg:x1="30.401cm" svg:y1="16.812cm" svg:x2="30.401cm" svg:y2="12.673cm">
          <text:p/>
        </draw:line>
        <draw:custom-shape draw:name="CasellaDiTesto 226" draw:style-name="gr3" draw:text-style-name="P3" draw:layer="layout" svg:width="1.478cm" svg:height="1.772cm" svg:x="30.459cm" svg:y="13.963cm">
          <text:p text:style-name="P2"><text:span text:style-name="T3">1</text:span></text:p>
          <text:p text:style-name="P2"><text:span text:style-name="T3">:</text:span></text:p>
          <text:p text:style-name="P2"><text:span text:style-name="T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svg:font-family="'Segoe U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Forme" draw:style="rectangular" draw:cx="50%" draw:cy="50%" draw:start-color="#cccccc" draw:end-color="#ffffff" draw:start-intensity="100%" draw:end-intensity="100%" draw:angle="0" draw:border="0%"/>
    <draw:gradient draw:name="Giallo_20_pieno" draw:display-name="Giallo pieno" draw:style="linear" draw:start-color="#ffde59" draw:end-color="#b47804" draw:start-intensity="100%" draw:end-intensity="100%" draw:angle="300" draw:border="0%"/>
    <draw:gradient draw:name="Pieno" draw:style="linear" draw:start-color="#ffffff" draw:end-color="#cccccc"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style:style>
    <style:style style:name="Filled_20_Green" style:display-name="Filled Green" style:family="graphic" style:parent-style-name="Filled">
      <style:graphic-properties draw:fill-gradient-name="Verde_20_pieno"/>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style:style>
    <style:style style:name="Filled_20_Yellow" style:display-name="Filled Yellow" style:family="graphic" style:parent-style-name="Filled">
      <style:graphic-properties draw:fill-gradient-name="Giallo_20_pien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a_20_titolo-background" style:display-name="Diapositiva titolo-background" style:family="presentation">
      <style:graphic-properties draw:stroke="none" draw:fill="solid" draw:fill-color="#ffffff"/>
      <style:text-properties style:letter-kerning="true"/>
    </style:style>
    <style:style style:name="Diapositiva_20_titolo-backgroundobjects" style:display-name="Diapositiva titolo-backgroundobjects" style:family="presentation">
      <style:graphic-properties draw:textarea-horizontal-align="justify" draw:shadow="hidden" draw:shadow-offset-x="0.2cm" draw:shadow-offset-y="0.2cm" draw:shadow-color="#808080"/>
      <style:text-properties style:letter-kerning="true"/>
    </style:style>
    <style:style style:name="Diapositiva_20_titolo-notes" style:display-name="Diapositiva 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titolo-outline1" style:display-name="Diapositiva titolo-outline1" style:family="presentation">
      <style:graphic-properties draw:stroke="none" draw:fill="none" draw:auto-grow-height="false" draw:fit-to-size="shrink-to-fit" style:shrink-to-fit="true">
        <text:list-style style:name="Diapositiva_20_titolo-outline1" style:display-name="Diapositiva 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it" fo:country="I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Diapositiva_20_titolo-outline2" style:display-name="Diapositiva titolo-outline2" style:family="presentation" style:parent-style-name="Diapositiva_20_titolo-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titolo-outline3" style:display-name="Diapositiva titolo-outline3" style:family="presentation" style:parent-style-name="Diapositiva_20_titolo-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titolo-outline4" style:display-name="Diapositiva titolo-outline4" style:family="presentation" style:parent-style-name="Diapositiva_20_titolo-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titolo-outline5" style:display-name="Diapositiva titolo-outline5" style:family="presentation" style:parent-style-name="Diapositiva_20_titolo-outline4">
      <style:paragraph-properties fo:margin-top="0.1cm" fo:margin-bottom="0cm"/>
      <style:text-properties fo:font-size="20pt" style:font-size-asian="20pt" style:font-size-complex="20pt"/>
    </style:style>
    <style:style style:name="Diapositiva_20_titolo-outline6" style:display-name="Diapositiva titolo-outline6" style:family="presentation" style:parent-style-name="Diapositiva_20_titolo-outline5">
      <style:paragraph-properties fo:margin-top="0.1cm" fo:margin-bottom="0cm"/>
      <style:text-properties fo:font-size="20pt" style:font-size-asian="20pt" style:font-size-complex="20pt"/>
    </style:style>
    <style:style style:name="Diapositiva_20_titolo-outline7" style:display-name="Diapositiva titolo-outline7" style:family="presentation" style:parent-style-name="Diapositiva_20_titolo-outline6">
      <style:paragraph-properties fo:margin-top="0.1cm" fo:margin-bottom="0cm"/>
      <style:text-properties fo:font-size="20pt" style:font-size-asian="20pt" style:font-size-complex="20pt"/>
    </style:style>
    <style:style style:name="Diapositiva_20_titolo-outline8" style:display-name="Diapositiva titolo-outline8" style:family="presentation" style:parent-style-name="Diapositiva_20_titolo-outline7">
      <style:paragraph-properties fo:margin-top="0.1cm" fo:margin-bottom="0cm"/>
      <style:text-properties fo:font-size="20pt" style:font-size-asian="20pt" style:font-size-complex="20pt"/>
    </style:style>
    <style:style style:name="Diapositiva_20_titolo-outline9" style:display-name="Diapositiva titolo-outline9" style:family="presentation" style:parent-style-name="Diapositiva_20_titolo-outline8">
      <style:paragraph-properties fo:margin-top="0.1cm" fo:margin-bottom="0cm"/>
      <style:text-properties fo:font-size="20pt" style:font-size-asian="20pt" style:font-size-complex="20pt"/>
    </style:style>
    <style:style style:name="Diapositiva_20_titolo-subtitle" style:display-name="Diapositiva titolo-subtitle" style:family="presentation">
      <style:graphic-properties draw:stroke="none" draw:fill="none" draw:textarea-vertical-align="middle">
        <text:list-style style:name="Diapositiva_20_titolo-subtitle" style:display-name="Diapositiva 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titolo-title" style:display-name="Diapositiva titolo-title" style:family="presentation">
      <style:graphic-properties draw:stroke="none" draw:fill="none" draw:textarea-vertical-align="middle">
        <text:list-style style:name="Diapositiva_20_titolo-title" style:display-name="Diapositiva 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it" fo:country="I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iapositiva_20_titolo-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Diapositiva_20_titol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Diapositiva_20_titolo-backgroundobjects">
      <style:graphic-properties draw:stroke="none" draw:fill="none" draw:fill-color="#ffffff" draw:auto-grow-height="false" fo:min-height="1.485cm"/>
    </style:style>
    <style:style style:name="Mpr4" style:family="presentation" style:parent-style-name="Diapositiva_20_titolo-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center" style:writing-mode="lr-tb"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center"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 fo:font-size="60pt" fo:letter-spacing="normal" fo:language="it" fo:country="IT"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2pt" fo:letter-spacing="normal" fo:language="it" fo:country="IT"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Diapositiva_20_titolo" style:display-name="Diapositiva titolo" style:page-layout-name="PM1" draw:style-name="Mdp1">
      <draw:frame draw:name="Titolo 1" presentation:style-name="Mpr1" draw:text-style-name="MP6" draw:layer="backgroundobjects" svg:width="25.399cm" svg:height="6.631cm" svg:x="4.233cm" svg:y="3.118cm" presentation:class="title" presentation:user-transformed="true">
        <draw:text-box>
          <text:p text:style-name="MP5"><text:span text:style-name="MT2">Fare </text:span><text:span text:style-name="MT2">clic </text:span><text:span text:style-name="MT2">per </text:span><text:span text:style-name="MT2">modi</text:span><text:span text:style-name="MT2">ficar</text:span><text:span text:style-name="MT2">e lo </text:span><text:span text:style-name="MT2">stile </text:span><text:span text:style-name="MT2">del </text:span><text:span text:style-name="MT2">titolo </text:span><text:span text:style-name="MT2">dello </text:span><text:span text:style-name="MT2">sche</text:span><text:span text:style-name="MT2">ma</text:span></text:p>
        </draw:text-box>
      </draw:frame>
      <draw:frame draw:name="Segnaposto data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20-10-30">30/10/20</text:date></text:span></text:p>
        </draw:text-box>
      </draw:frame>
      <draw:frame draw:name="Segnaposto piè di pagina 4" presentation:style-name="Mpr2" draw:text-style-name="MP8" draw:layer="backgroundobjects" svg:width="11.429cm" svg:height="1.013cm" svg:x="11.218cm" svg:y="17.657cm" presentation:class="footer" presentation:user-transformed="true">
        <draw:text-box>
          <text:p/>
        </draw:text-box>
      </draw:frame>
      <draw:frame draw:name="Segnaposto numero diapositiva 5" presentation:style-name="Mpr2" draw:text-style-name="MP8" draw:layer="backgroundobjects" svg:width="7.619cm" svg:height="1.013cm" svg:x="23.918cm" svg:y="17.657cm" presentation:class="page-number" presentation:user-transformed="true">
        <draw:text-box>
          <text:p text:style-name="MP9"><text:span text:style-name="MT3"><text:page-number>&lt;numero&gt;</text:page-number></text:span></text:p>
        </draw:text-box>
      </draw:frame>
      <draw:frame presentation:style-name="Diapositiva_20_titolo-outline1" draw:layer="backgroundobjects" svg:width="30.479cm" svg:height="11.048cm" svg:x="1.693cm" svg:y="4.457cm" presentation:class="outline" presentation:placeholder="true">
        <draw:text-box/>
      </draw:frame>
      <presentation:notes style:page-layout-name="PM0">
        <draw:page-thumbnail presentation:style-name="Diapositiva_20_titolo-title" draw:layer="backgroundobjects" svg:width="19.798cm" svg:height="11.136cm" svg:x="0.6cm" svg:y="2.257cm" presentation:class="page"/>
        <draw:frame presentation:style-name="Diapositiva_20_tito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esentazione standard di PowerPoint</dc:title>
    <meta:initial-creator>Emilio Panti</meta:initial-creator>
    <meta:editing-cycles>39</meta:editing-cycles>
    <meta:creation-date>2020-10-23T08:33:31</meta:creation-date>
    <dc:date>2020-10-30T16:09:33.844185406</dc:date>
    <meta:editing-duration>PT7H24M18S</meta:editing-duration>
    <meta:generator>LibreOffice/6.0.7.3$Linux_X86_64 LibreOffice_project/00m0$Build-3</meta:generator>
    <meta:document-statistic meta:object-count="66"/>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meta:user-defined>
  </office:meta>
</office:document-meta>
</file>